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4_12-50-29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0-11-24_15-20-31_000.jpg</text:p>
          </table:table-cell>
          <table:table-cell table:style-name="ce22" office:value-type="string">
            <text:p>:m RES 1*1 / free# JVEMV6 37#17.C.1_2 / 37. miscs of miscs / 17. natural-history / C. plants / id=1:コケ / topics=~,TH=~,w:葉状体；中肋；ジンガサゴケ；ゼニゴケ / N+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3]=&quot;&quot;;[.C3];CONCATENATE([.C3];&quot; / &quot;;[.E3]))" office:value-type="string" office:string-value=":m RES 1*1 / free# JVEMV6 37#17.C.1_2 / 37. miscs of miscs / 17. natural-history / C. plants / id=1:コケ / topics=~,TH=~,w:葉状体；中肋；ジンガサゴケ；ゼニゴケ / N+">
            <text:p>:m RES 1*1 / free# JVEMV6 37#17.C.1_2 / 37. miscs of miscs / 17. natural-history / C. plants / id=1:コケ / topics=~,TH=~,w:葉状体；中肋；ジンガサゴケ；ゼニゴケ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1-24_15-54-01_000.jpg</text:p>
          </table:table-cell>
          <table:table-cell table:style-name="ce17" office:value-type="string">
            <text:p>:m music / log / jap.flute-bamboo / || s.1:half:h-1,score~ || s.2:half:h-4h:h-4h+,R=1,R=2</text:p>
          </table:table-cell>
          <table:table-cell table:style-name="ce33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4]=&quot;&quot;;[.C4];CONCATENATE([.C4];&quot; / &quot;;[.E4]))" office:value-type="string" office:string-value=":m music / log / jap.flute-bamboo / || s.1:half:h-1,score~ || s.2:half:h-4h:h-4h+,R=1,R=2">
            <text:p>:m music / log / jap.flute-bamboo / || s.1:half:h-1,score~ || s.2:half:h-4h:h-4h+,R=1,R=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1-24_17-00-30_000.jpg</text:p>
          </table:table-cell>
          <table:table-cell table:style-name="ce22" office:value-type="string">
            <text:p>:m RES 1-2*2 / free# JVEMV6 37#17.A.33_1 / 37. miscs of miscs / 17. natural-history / A. food / id=33:オリーブオイル / topics=~,TH=~,w:一価不飽和脂肪酸；多価不飽和脂肪酸；オレイン酸；リノール酸 / N+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5]=&quot;&quot;;[.C5];CONCATENATE([.C5];&quot; / &quot;;[.E5]))" office:value-type="string" office:string-value=":m RES 1-2*2 / free# JVEMV6 37#17.A.33_1 / 37. miscs of miscs / 17. natural-history / A. food / id=33:オリーブオイル / topics=~,TH=~,w:一価不飽和脂肪酸；多価不飽和脂肪酸；オレイン酸；リノール酸 / N+">
            <text:p>:m RES 1-2*2 / free# JVEMV6 37#17.A.33_1 / 37. miscs of miscs / 17. natural-history / A. food / id=33:オリーブオイル / topics=~,TH=~,w:一価不飽和脂肪酸；多価不飽和脂肪酸；オレイン酸；リノール酸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24_19-02-08_000.jpg</text:p>
          </table:table-cell>
          <table:table-cell table:style-name="ce17" office:value-type="string">
            <text:p>:m music / log / jap.flute-bamboo / || s.1:each-note || s.2:f-N,R=1 || s.3:oct-2:h-3,R=2 \\\ :m music / log / clarinet / || s.1:f-N,k.Bf(C),R=1,score+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6]=&quot;&quot;;[.C6];CONCATENATE([.C6];&quot; / &quot;;[.E6]))" office:value-type="string" office:string-value=":m music / log / jap.flute-bamboo / || s.1:each-note || s.2:f-N,R=1 || s.3:oct-2:h-3,R=2 \\\ :m music / log / clarinet / || s.1:f-N,k.Bf(C),R=1,score+">
            <text:p>:m music / log / jap.flute-bamboo / || s.1:each-note || s.2:f-N,R=1 || s.3:oct-2:h-3,R=2 \\\ :m music / log / clarinet / || s.1:f-N,k.Bf(C),R=1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24_20-22-41_000.jpg</text:p>
          </table:table-cell>
          <table:table-cell table:style-name="ce17" office:value-type="string">
            <text:p>:PHOTO 記録 / 文書 / 買う本のリスト：母親からの頼まれごと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4" table:formula="of:=IF([.E7]=&quot;&quot;;[.C7];CONCATENATE([.C7];&quot; / &quot;;[.E7]))" office:value-type="string" office:string-value=":PHOTO 記録 / 文書 / 買う本のリスト：母親からの頼まれごと">
            <text:p>:PHOTO 記録 / 文書 / 買う本のリスト：母親からの頼まれごと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4_20-39-42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5_00-25-43_000.jpg</text:p>
          </table:table-cell>
          <table:table-cell table:style-name="ce17" office:value-type="string">
            <text:p>:PHOTO 記録 / 経過記録；作ったもの / food=焼酎漬け / material=パクチー；liquor=麦焼酎,time=1119-2344,container=golden-cap</text:p>
          </table:table-cell>
          <table:table-cell table:style-name="ce18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パクチー；liquor=麦焼酎,time=1119-2344,container=golden-cap">
            <text:p>:PHOTO 記録 / 経過記録；作ったもの / food=焼酎漬け / material=パクチー；liquor=麦焼酎,time=1119-2344,container=gold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5_00-25-54_000.jpg</text:p>
          </table:table-cell>
          <table:table-cell table:style-name="ce8" office:value-type="string">
            <text:p>:PHOTO 記録 / 経過記録；作ったもの / food=焼酎漬け / material=パクチー；liquor=麦焼酎,time=1119-2344,container=green-cap</text:p>
          </table:table-cell>
          <table:table-cell table:style-name="ce18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パクチー；liquor=麦焼酎,time=1119-2344,container=green-cap">
            <text:p>:PHOTO 記録 / 経過記録；作ったもの / food=焼酎漬け / material=パクチー；liquor=麦焼酎,time=1119-234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25_00-26-04_000.jpg</text:p>
          </table:table-cell>
          <table:table-cell table:style-name="ce22" office:value-type="string">
            <text:p>:PHOTO 記録 / 経過記録；作ったもの / food=焼酎漬け / material=生姜；liquor=麦焼酎,time=1123-1202,container=silver-cap</text:p>
          </table:table-cell>
          <table:table-cell table:style-name="ce19"/>
          <table:table-cell table:style-name="ce4"/>
          <table:table-cell table:style-name="ce4" office:value-type="string">
            <text:p>N-35-35-28.436279 E-139-34-49.434814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25_00-26-14_000.jpg</text:p>
          </table:table-cell>
          <table:table-cell table:style-name="ce22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17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1-25_03-51-35_000.jpg</text:p>
          </table:table-cell>
          <table:table-cell table:style-name="ce17" office:value-type="string">
            <text:p>:m other / log / 寝る前　ウェブ閲覧　記録　（for オナニー）</text:p>
          </table:table-cell>
          <table:table-cell table:style-name="ce17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m other / log / 寝る前　ウェブ閲覧　記録　（for オナニー）">
            <text:p>:m other / log / 寝る前　ウェブ閲覧　記録　（for オナニー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0-11-25_03-51-42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0-11-25_11-35-42_000.jpg</text:p>
          </table:table-cell>
          <table:table-cell table:style-name="ce22" office:value-type="string">
            <text:p>:m :lets / action activity / やること / music / 尺八と篠笛：合奏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5]=&quot;&quot;;[.C15];CONCATENATE([.C15];&quot; / &quot;;[.E15]))" office:value-type="string" office:string-value=":m :lets / action activity / やること / music / 尺八と篠笛：合奏">
            <text:p>:m :lets / action activity / やること / music / 尺八と篠笛：合奏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4_15-42-22_000.mp4</text:p>
          </table:table-cell>
          <table:table-cell table:style-name="ce8" office:value-type="string">
            <text:p>:VIDEO / @自室 / 記録 / jap.flute-bamboo / 演奏、play / b-2020-1124-1 / genr=tips:how-to-blow:half-note:h-4,memo=section-2</text:p>
          </table:table-cell>
          <table:table-cell table:style-name="ce19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jap.flute-bamboo / 演奏、play / b-2020-1124-1 / genr=tips:how-to-blow:half-note:h-4,memo=section-2">
            <text:p>:VIDEO / @自室 / 記録 / jap.flute-bamboo / 演奏、play / b-2020-1124-1 / genr=tips:how-to-blow:half-note:h-4,memo=section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4_15-50-16_000.mp4</text:p>
          </table:table-cell>
          <table:table-cell table:style-name="ce8" office:value-type="string">
            <text:p>:VIDEO / @自室 / 記録 / jap.flute-bamboo / 演奏、play / b-2020-1124-2 / genr=tips:how-to-blow:half-note:h-1~oct-2,memo=section-2-2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室 / 記録 / jap.flute-bamboo / 演奏、play / b-2020-1124-2 / genr=tips:how-to-blow:half-note:h-1~oct-2,memo=section-2-2">
            <text:p>:VIDEO / @自室 / 記録 / jap.flute-bamboo / 演奏、play / b-2020-1124-2 / genr=tips:how-to-blow:half-note:h-1~oct-2,memo=section-2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1-24_18-41-03_000.mp4</text:p>
          </table:table-cell>
          <table:table-cell table:style-name="ce8" office:value-type="string">
            <text:p>:VIDEO / @自宅 / メモ / clarinet / 演奏、play / c-2020-1124-1 / genr=f-N:composition-relay-1,memo=section-1,other=録画を止めるのを忘れて撮ってしまった映像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宅 / メモ / clarinet / 演奏、play / c-2020-1124-1 / genr=f-N:composition-relay-1,memo=section-1,other=録画を止めるのを忘れて撮ってしまった映像">
            <text:p>:VIDEO / @自宅 / メモ / clarinet / 演奏、play / c-2020-1124-1 / genr=f-N:composition-relay-1,memo=section-1,other=録画を止めるのを忘れて撮ってしまった映像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24_18-54-58_000.mp4</text:p>
          </table:table-cell>
          <table:table-cell table:style-name="ce8" office:value-type="string">
            <text:p>:VIDEO / @自室 / 記録 / jap.flute-bamboo / 演奏、play / b-2020-1124-3 / genr=f-N:composition-relay-5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-bamboo / 演奏、play / b-2020-1124-3 / genr=f-N:composition-relay-5">
            <text:p>:VIDEO / @自室 / 記録 / jap.flute-bamboo / 演奏、play / b-2020-1124-3 / genr=f-N:composition-relay-5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24_19-01-36_000.mp4</text:p>
          </table:table-cell>
          <table:table-cell table:style-name="ce8" office:value-type="string">
            <text:p>:VIDEO / @自室 / 記録 / jap.flute-bamboo / 演奏、play / b-2020-1124-4 / genr=tips:how-to-blow:oct-3:h-3,other=録画を止めるのを忘れて撮ってしまった映像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-bamboo / 演奏、play / b-2020-1124-4 / genr=tips:how-to-blow:oct-3:h-3,other=録画を止めるのを忘れて撮ってしまった映像">
            <text:p>:VIDEO / @自室 / 記録 / jap.flute-bamboo / 演奏、play / b-2020-1124-4 / genr=tips:how-to-blow:oct-3:h-3,other=録画を止めるのを忘れて撮ってしまった映像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24_19-11-07_000.mp4</text:p>
          </table:table-cell>
          <table:table-cell table:style-name="ce8" office:value-type="string">
            <text:p>:VIDEO / @自室 / 記録 / jap.flute-bamboo / 演奏、play / b-2020-1124-5 / genr=f-N:composition-relay-6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室 / 記録 / jap.flute-bamboo / 演奏、play / b-2020-1124-5 / genr=f-N:composition-relay-6">
            <text:p>:VIDEO / @自室 / 記録 / jap.flute-bamboo / 演奏、play / b-2020-1124-5 / genr=f-N:composition-relay-6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24_22-24-44_000.mid</text:p>
          </table:table-cell>
          <table:table-cell table:style-name="ce8" office:value-type="string">
            <text:p>:in-mid / app=perfect-piano / 演奏、play / id-2020-1124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in-mid / app=perfect-piano / 演奏、play / id-2020-1124-1 / category=melody,inst=~,for=~,genre=~">
            <text:p>:in-mid / app=perfect-piano / 演奏、play / id-2020-1124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1-25_10-42-39_000.mid</text:p>
          </table:table-cell>
          <table:table-cell table:style-name="ce8" office:value-type="string">
            <text:p>:in-mid / app=perfect-piano / 演奏、play / id-2020-1125-1 / category=melody,inst=~,for=~,genre=~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in-mid / app=perfect-piano / 演奏、play / id-2020-1125-1 / category=melody,inst=~,for=~,genre=~">
            <text:p>:in-mid / app=perfect-piano / 演奏、play / id-2020-1125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1-25_10-47-46_000.mid</text:p>
          </table:table-cell>
          <table:table-cell table:style-name="ce8" office:value-type="string">
            <text:p>:in-mid / app=perfect-piano / 演奏、play / id-2020-1125-2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in-mid / app=perfect-piano / 演奏、play / id-2020-1125-2 / category=melody,inst=~,for=~,genre=~">
            <text:p>:in-mid / app=perfect-piano / 演奏、play / id-2020-1125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020/11/25</text:date>, <text:time>15:3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5T15:34:56.61</dc:date>
    <dc:creator>iwabuchi ken</dc:creator>
    <meta:editing-duration>P28DT9H36M16S</meta:editing-duration>
    <meta:editing-cycles>10618</meta:editing-cycles>
    <meta:document-statistic meta:table-count="1" meta:cell-count="475" meta:object-count="0"/>
  </office:meta>
</office:document-meta>
</file>